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ternalRunnerTest.does_not_fail_when_rule_invokes_statement_multiple_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ilOnInitialization.this_test_is_supposed_to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ternalRunnerTest.does_not_fail_when_tests_succee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ternalRunnerTes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ternalRunnerTest.newNotifier( Ru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InternalRunnerTest.verifyTestFinishedSuccessfu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ccessTest.this_test_is_NOT_supposed_to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ithRepeatingRule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ternalRunnerTest.does_not_fail_second_test_when_first_test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